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 style:line-height-at-least="0.2222in"/>
      <style:text-properties style:font-name="Courier" fo:font-size="12.0pt" fo:color="#000000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df2</text:p>
      <text:list text:style-name="L1">
        <text:list-item>
          <text:p text:style-name="P2"><text:span text:style-name="T1"><text:s/>'intrctn_enq_id',</text:span></text:p>
        </text:list-item>
        <text:list-item>
          <text:p text:style-name="P2"><text:s/><text:span text:style-name="T1">'intrctn_id', - interaction ID (int)</text:span></text:p>
        </text:list-item>
        <text:list-item>
          <text:p text:style-name="P2"><text:span text:style-name="T1"><text:s/>'intrctn_dttm', - timestamp of the interaction</text:span></text:p>
        </text:list-item>
        <text:list-item>
          <text:p text:style-name="P2"><text:span text:style-name="T1"><text:s/>'intrctn_ln_item_seq_num', - counter for “sessionized” sequence of actions </text:span>(int) <text:s text:c="3"/>NOTE: resets to 1 when previous interaction ID is equal to interaction ID</text:p>
        </text:list-item>
        <text:list-item>
          <text:p text:style-name="P2"><text:span text:style-name="T1"><text:s/>'prev_intrctn_id', - previous interaction ID (int)</text:span></text:p>
        </text:list-item>
        <text:list-item>
          <text:p text:style-name="P2"><text:span text:style-name="T1"><text:s/>'prev_intrctn_dttm', - timestamp of previous interaction ID (datetime)</text:span></text:p>
        </text:list-item>
        <text:list-item>
          <text:p text:style-name="P2"><text:span text:style-name="T1"><text:s/>'promo_ofr_id', - promotional offer ID (str)</text:span></text:p>
        </text:list-item>
        <text:list-item>
          <text:p text:style-name="P2"><text:span text:style-name="T1"><text:s/>'promo_ofr_ref_int_id', - </text:span></text:p>
        </text:list-item>
        <text:list-item>
          <text:p text:style-name="P2"><text:span text:style-name="T1"><text:s/>'promo_initv_id', - promotional initiative ID (str)</text:span></text:p>
        </text:list-item>
        <text:list-item>
          <text:p text:style-name="P2"><text:span text:style-name="T1"><text:s/>'promo_initv_ref_int_id', - </text:span></text:p>
        </text:list-item>
        <text:list-item>
          <text:p text:style-name="P2"><text:span text:style-name="T1"><text:s/>'intrctn_type', - 34 different types of interactions (login, cart abandoned, like, click on product, etc)</text:span></text:p>
        </text:list-item>
        <text:list-item>
          <text:p text:style-name="P2"><text:span text:style-name="T1"><text:s/>'intrctn_dirctn', - interaction direction …NOTE: all are labeled “inbound”</text:span></text:p>
        </text:list-item>
        <text:list-item>
          <text:p text:style-name="P2"><text:span text:style-name="T1"><text:s/>'intrctn_ctgry', - interaction category …NOTE: all are labeled “enquiry”</text:span></text:p>
        </text:list-item>
        <text:list-item>
          <text:p text:style-name="P2"><text:span text:style-name="T1"><text:s/>'intrctn_sub_ctgry', - interaction sub-category, of which there are 10</text:span></text:p>
        </text:list-item>
        <text:list-item>
          <text:p text:style-name="P2"><text:span text:style-name="T1"><text:s/>'intrctn_ctgry_id', - interaction sub-category ID, of which there are, again, 10</text:span></text:p>
        </text:list-item>
        <text:list-item>
          <text:p text:style-name="P2"><text:span text:style-name="T1"><text:s/>'intrctn_reason', - reason for interaction, of which there are 4: purchase, awareness, research, engage</text:span></text:p>
        </text:list-item>
        <text:list-item>
          <text:p text:style-name="P2"><text:span text:style-name="T1"><text:s/>'intrctn_begin_dttm', - timestamp marking the beginning of interaction</text:span></text:p>
        </text:list-item>
        <text:list-item>
          <text:p text:style-name="P2"><text:span text:style-name="T1"><text:s/>'intrctn_end_dttm', - <text:s/>timestamp marking the end of interaction</text:span></text:p>
        </text:list-item>
        <text:list-item>
          <text:p text:style-name="P2"><text:span text:style-name="T1"><text:s/>'terminal_nm', - checkout point ?</text:span></text:p>
        </text:list-item>
        <text:list-item>
          <text:p text:style-name="P2"><text:span text:style-name="T1"><text:s/>'act_type_id', - action type (single value only: refers to action type below)</text:span></text:p>
        </text:list-item>
        <text:list-item>
          <text:p text:style-name="P2"><text:span text:style-name="T1"><text:s/>'act_type_cd', - </text:span></text:p>
        </text:list-item>
        <text:list-item>
          <text:p text:style-name="P2"><text:span text:style-name="T1"><text:s/>'act_type', - all a single value: interaction</text:span></text:p>
        </text:list-item>
        <text:list-item>
          <text:p text:style-name="P2"><text:span text:style-name="T1"><text:s/>'act_id', - action ID</text:span></text:p>
        </text:list-item>
        <text:list-item>
          <text:p text:style-name="P2"><text:span text:style-name="T1"><text:s/>'emp_id', - </text:span></text:p>
        </text:list-item>
        <text:list-item>
          <text:p text:style-name="P2"><text:span text:style-name="T1"><text:s/>'emp_nm', - </text:span></text:p>
        </text:list-item>
        <text:list-item>
          <text:p text:style-name="P2"><text:span text:style-name="T1"><text:s/>'chnl_id', - integer ID for channel</text:span></text:p>
        </text:list-item>
        <text:list-item>
          <text:p text:style-name="P2"><text:span text:style-name="T1"><text:s/>'chnl_cd', - </text:span></text:p>
        </text:list-item>
        <text:list-item>
          <text:p text:style-name="P2"><text:span text:style-name="T1"><text:s/>'chnl_nm', - name of channel, of which there are 7: Retailer Website, In-Store Shopping App, Geo-Spatial, Instagram, You Tube, Twitter, Pinterest</text:span></text:p>
        </text:list-item>
        <text:list-item>
          <text:p text:style-name="P2"><text:span text:style-name="T1"><text:s/>'tch_pnt_id', - integer ID for touch point</text:span></text:p>
        </text:list-item>
        <text:list-item>
          <text:p text:style-name="P2"><text:span text:style-name="T1"><text:s/>'tch_pnt_cd', - </text:span></text:p>
        </text:list-item>
        <text:list-item>
          <text:p text:style-name="P2"><text:span text:style-name="T1"><text:s/>'tch_pnt_nm', - name of touch point, of which there are 4: Website, App, In-Store, Social Media</text:span></text:p>
        </text:list-item>
        <text:list-item>
          <text:p text:style-name="P2"><text:span text:style-name="T1"><text:s/>'cust_id', - customer ID</text:span></text:p>
        </text:list-item>
        <text:list-item>
          <text:p text:style-name="P2"><text:span text:style-name="T1"><text:s/>'cust_ref_int_id', - </text:span></text:p>
        </text:list-item>
        <text:list-item>
          <text:p text:style-name="P2"><text:span text:style-name="T1"><text:s/>'cust_nm', - customer given name and surname</text:span></text:p>
        </text:list-item>
        <text:list-item>
          <text:p text:style-name="P2"><text:span text:style-name="T1"><text:s/>'bsn_unit_id', - </text:span></text:p>
        </text:list-item>
        <text:list-item>
          <text:p text:style-name="P2"><text:span text:style-name="T1"><text:s/>'bsn_unit_cd', - </text:span></text:p>
        </text:list-item>
        <text:list-item>
          <text:p text:style-name="P2"><text:span text:style-name="T1"><text:s/>'bsn_unit_nm', - </text:span></text:p>
        </text:list-item>
        <text:list-item>
          <text:p text:style-name="P2"><text:span text:style-name="T1"><text:s/>'locn_id', - ID representing location of action [not just geographical] (int)</text:span></text:p>
        </text:list-item>
        <text:list-item>
          <text:p text:style-name="P2"><text:span text:style-name="T1"><text:s/>'locn_cd', - </text:span></text:p>
        </text:list-item>
        <text:list-item>
          <text:p text:style-name="P2"><text:span text:style-name="T1"><text:s/>'locn_nm', - </text:span></text:p>
        </text:list-item>
        <text:list-item>
          <text:p text:style-name="P2"><text:span text:style-name="T1"><text:s/>'item_id', - ID of product?</text:span></text:p>
        </text:list-item>
        <text:list-item>
          <text:p text:style-name="P2"><text:span text:style-name="T1"><text:s/>'item_ref_int_id', - </text:span></text:p>
        </text:list-item>
        <text:list-item>
          <text:p text:style-name="P2"><text:span text:style-name="T1"><text:s/>'item_nm', - name of product?</text:span></text:p>
        </text:list-item>
        <text:list-item>
          <text:p text:style-name="P2"><text:span text:style-name="T1"><text:s/>'mrhrc_hier_grp_id', - </text:span></text:p>
        </text:list-item>
        <text:list-item>
          <text:p text:style-name="P2"><text:span text:style-name="T1"><text:s/>'mrhrc_hier_grp_nm', - 3 groups represented</text:span></text:p>
        </text:list-item>
        <text:list-item>
          <text:p text:style-name="P2"><text:span text:style-name="T1"><text:s/>'st_id', - all are a single value</text:span></text:p>
        </text:list-item>
        <text:list-item>
          <text:p text:style-name="P2"><text:span text:style-name="T1"><text:s/>'st_cd', - all are a single value</text:span></text:p>
        </text:list-item>
        <text:list-item>
          <text:p text:style-name="P2"><text:span text:style-name="T1"><text:s/>'ofr_intrctn_type', <text:s/>- offer interaction type, of which there are 6: lead, suspect, evangelist, prospect, customer, opportunity</text:span></text:p>
        </text:list-item>
        <text:list-item>
          <text:p text:style-name="P2"><text:span text:style-name="T1"><text:s/>'intrctn_event', - descriptive name of event</text:span></text:p>
        </text:list-item>
        <text:list-item>
          <text:p text:style-name="P2"><text:span text:style-name="T1"><text:s/>'item_intrctn_type', 4 types: purchase research, awareness, engage</text:span></text:p>
        </text:list-item>
        <text:list-item>
          <text:p text:style-name="P2"><text:span text:style-name="T1"><text:s/>'intrctn_desc', - verbose description of interaction</text:span></text:p>
        </text:list-item>
        <text:list-item>
          <text:p text:style-name="P2"><text:span text:style-name="T1"><text:s/>'batch_run_id', - empty</text:span></text:p>
        </text:list-item>
        <text:list-item>
          <text:p text:style-name="P2"><text:span text:style-name="T1"><text:s/>'job_run_id', - empty</text:span></text:p>
        </text:list-item>
        <text:list-item>
          <text:p text:style-name="P2"><text:span text:style-name="T1"><text:s/>'src_sys_id', - single value: SRC1</text:span></text:p>
        </text:list-item>
        <text:list-item>
          <text:p text:style-name="P2"><text:span text:style-name="T1"><text:s/>'src_sys_nm', - empty</text:span></text:p>
        </text:list-item>
        <text:list-item>
          <text:p text:style-name="P2"><text:span text:style-name="T1"><text:s/>'tenant_id', - single value: 100,001</text:span></text:p>
        </text:list-item>
        <text:list-item>
          <text:p text:style-name="P2"><text:span text:style-name="T1"><text:s/>'rec_creat_by', - empty</text:span></text:p>
        </text:list-item>
        <text:list-item>
          <text:p text:style-name="P2"><text:span text:style-name="T1"><text:s/>'rec_creat_dttm' - timestamp marking end of this interac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1</meta:generator>
  </office:meta>
</office:document-meta>
</file>